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draw:fill="none" fo:clip="rect(0in, 0in, 0in, 0in)" draw:stroke="none" draw:luminance="0%" draw:contrast="0%" draw:image-opacity="100%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draw:fill="none" fo:clip="rect(0in, 0in, 0in, 0in)" draw:stroke="none" draw:luminance="0%" draw:contrast="0%" draw:image-opacity="100%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none" fo:clip="rect(0in, 0in, 0in, 0in)" draw:stroke="none" draw:luminance="0%" draw:contrast="0%" draw:image-opacity="100%"/>
    </style:style>
    <style:style style:family="presentation" style:name="a587">
      <style:graphic-properties draw:fill="none" fo:clip="rect(0in, 0in, 0in, 0in)" draw:stroke="none" draw:luminance="0%" draw:contrast="0%" draw:image-opacity="100%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draw:fill="none" fo:clip="rect(0in, 0in, 0in, 0in)" draw:stroke="none" draw:luminance="0%" draw:contrast="0%" draw:image-opacity="100%"/>
    </style:style>
    <style:style style:family="presentation" style:name="a551">
      <style:graphic-properties draw:fill="none" fo:clip="rect(0in, 0in, 0in, 0in)" draw:stroke="none" draw:luminance="0%" draw:contrast="0%" draw:image-opacity="100%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none" fo:clip="rect(0in, 0in, 0in, 0in)" draw:stroke="none" draw:luminance="0%" draw:contrast="0%" draw:image-opacity="100%"/>
    </style:style>
    <style:style style:family="presentation" style:name="a635">
      <style:graphic-properties draw:fill="none" fo:clip="rect(0in, 0in, 0in, 0in)" draw:stroke="none" draw:luminance="0%" draw:contrast="0%" draw:image-opacity="100%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solid" draw:fill-color="#cfe7f5" draw:opacity="100%" draw:stroke="solid" svg:stroke-width="0.02778in" svg:stroke-color="#808080" svg:stroke-opacity="100%"/>
    </style:style>
    <style:style style:family="graphic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solid" draw:fill-color="#cfe7f5" draw:opacity="100%" draw:stroke="solid" svg:stroke-width="0.02778in" svg:stroke-color="#808080" svg:stroke-opacity="100%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draw:fill="solid" draw:fill-color="#cfe7f5" draw:opacity="100%" draw:stroke="solid" svg:stroke-width="0.02778in" svg:stroke-color="#808080" svg:stroke-opacity="100%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draw:fill="none" fo:clip="rect(0in, 0in, 0in, 0in)" draw:stroke="none" draw:luminance="0%" draw:contrast="0%" draw:imag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draw:fill="none" fo:clip="rect(0in, 0in, 0in, 0in)" draw:stroke="none" draw:luminance="0%" draw:contrast="0%" draw:image-opacity="100%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fo:clip="rect(0in, 0in, 0in, 0in)" draw:stroke="none" draw:luminance="0%" draw:contrast="0%" draw:image-opacity="100%"/>
    </style:style>
    <style:style style:family="presentation" style:name="a563">
      <style:graphic-properties draw:fill="none" fo:clip="rect(0in, 0in, 0in, 0in)" draw:stroke="none" draw:luminance="0%" draw:contrast="0%" draw:imag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solid" draw:fill-color="#cfe7f5" draw:opacity="100%" draw:stroke="solid" svg:stroke-width="0.02778in" svg:stroke-color="#808080" svg:stroke-opacity="100%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draw:fill="none" fo:clip="rect(0in, 0in, 0in, 0in)" draw:stroke="none" draw:luminance="0%" draw:contrast="0%" draw:image-opacity="100%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draw:fill="none" fo:clip="rect(0in, 0in, 0in, 0in)" draw:stroke="none" draw:luminance="0%" draw:contrast="0%" draw:image-opacity="100%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draw:fill="none" fo:clip="rect(0in, 0in, 0in, 0in)" draw:stroke="none" draw:luminance="0%" draw:contrast="0%" draw:image-opacity="100%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draw:fill="none" fo:clip="rect(0in, 0in, 0in, 0in)" draw:stroke="none" draw:luminance="0%" draw:contrast="0%" draw:image-opacity="100%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none" fo:clip="rect(0in, 0in, 0in, 0in)" draw:stroke="none" draw:luminance="0%" draw:contrast="0%" draw:image-opacity="100%"/>
    </style:style>
    <style:style style:family="presentation" style:name="a575">
      <style:graphic-properties draw:fill="none" fo:clip="rect(0in, 0in, 0in, 0in)" draw:stroke="none" draw:luminance="0%" draw:contrast="0%" draw:image-opacity="100%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solid" draw:fill-color="#cfe7f5" draw:opacity="100%" draw:stroke="solid" svg:stroke-width="0.02778in" svg:stroke-color="#808080" svg:stroke-opacity="100%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3" draw:style-name="a534" draw:master-page-name="Master1-Layout7-blank-Blank" presentation:presentation-page-layout-name="Master1-PPL7" draw:id="Slide-258">
        <draw:frame draw:id="id73" presentation:style-name="a537" draw:name="Title 1" svg:x="0.55118in" svg:y="0.32953in" svg:width="9.92087in" svg:height="1.38031in" presentation:class="title" presentation:placeholder="false">
          <draw:text-box>
            <text:p text:style-name="a536" text:class-names="" text:cond-style-name=""><text:span text:style-name="a535" text:class-names="">At2G18470 (PERK4)</text:span></text:p>
          </draw:text-box>
          <svg:title/>
          <svg:desc/>
        </draw:frame>
        <draw:frame draw:id="id74" presentation:style-name="a538" svg:x="0.55079in" svg:y="3.82953in" svg:width="4.73346in" svg:height="1.0055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5" presentation:style-name="a539" svg:x="5.52126in" svg:y="2.49803in" svg:width="4.73346in" svg:height="3.6681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545">
          <draw:frame draw:id="id76" draw:style-name="a542" draw:name="Slide Number Placeholder 6" svg:x="4.81102in" svg:y="10.45in" svg:width="3.68858in" svg:height="0.54961in">
            <draw:text-box>
              <text:p text:style-name="a541" text:class-names="" text:cond-style-name=""><text:span text:style-name="a540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7" presentation:style-name="a543" draw:name="Slide Image Placeholder 1">
            <svg:title/>
            <svg:desc/>
          </draw:page-thumbnail>
          <draw:frame draw:id="id78" presentation:style-name="a54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546" draw:master-page-name="Master1-Layout7-blank-Blank" presentation:presentation-page-layout-name="Master1-PPL7" draw:id="Slide-261">
        <draw:frame draw:id="id79" presentation:style-name="a549" draw:name="Title 1" svg:x="0.55118in" svg:y="0.32953in" svg:width="9.92087in" svg:height="1.38031in" presentation:class="title" presentation:placeholder="false">
          <draw:text-box>
            <text:p text:style-name="a548" text:class-names="" text:cond-style-name=""><text:span text:style-name="a547" text:class-names="">At4G33970 (PEX4)</text:span></text:p>
          </draw:text-box>
          <svg:title/>
          <svg:desc/>
        </draw:frame>
        <draw:frame draw:id="id80" presentation:style-name="a550" svg:x="0.55079in" svg:y="3.82953in" svg:width="4.73346in" svg:height="1.0055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1" presentation:style-name="a551" svg:x="5.52126in" svg:y="2.49803in" svg:width="4.73346in" svg:height="3.6681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557">
          <draw:frame draw:id="id82" draw:style-name="a554" draw:name="Slide Number Placeholder 6" svg:x="4.81102in" svg:y="10.45in" svg:width="3.68858in" svg:height="0.54961in">
            <draw:text-box>
              <text:p text:style-name="a553" text:class-names="" text:cond-style-name=""><text:span text:style-name="a552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3" presentation:style-name="a555" draw:name="Slide Image Placeholder 1">
            <svg:title/>
            <svg:desc/>
          </draw:page-thumbnail>
          <draw:frame draw:id="id84" presentation:style-name="a55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558" draw:master-page-name="Master1-Layout7-blank-Blank" presentation:presentation-page-layout-name="Master1-PPL7" draw:id="Slide-262">
        <draw:frame draw:id="id85" presentation:style-name="a561" draw:name="Title 1" svg:x="0.55118in" svg:y="0.32953in" svg:width="9.92087in" svg:height="1.38031in" presentation:class="title" presentation:placeholder="false">
          <draw:text-box>
            <text:p text:style-name="a560" text:class-names="" text:cond-style-name=""><text:span text:style-name="a559" text:class-names="">At2G24450 (FLA3)</text:span></text:p>
          </draw:text-box>
          <svg:title/>
          <svg:desc/>
        </draw:frame>
        <draw:frame draw:id="id86" presentation:style-name="a562" svg:x="0.55079in" svg:y="3.82401in" svg:width="4.73346in" svg:height="1.0165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7" presentation:style-name="a563" svg:x="5.52126in" svg:y="2.49803in" svg:width="4.73346in" svg:height="3.6681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presentation:notes draw:style-name="a569">
          <draw:frame draw:id="id88" draw:style-name="a566" draw:name="Slide Number Placeholder 6" svg:x="4.81102in" svg:y="10.45in" svg:width="3.68858in" svg:height="0.54961in">
            <draw:text-box>
              <text:p text:style-name="a565" text:class-names="" text:cond-style-name=""><text:span text:style-name="a564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9" presentation:style-name="a567" draw:name="Slide Image Placeholder 1">
            <svg:title/>
            <svg:desc/>
          </draw:page-thumbnail>
          <draw:frame draw:id="id90" presentation:style-name="a5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570" draw:master-page-name="Master1-Layout7-blank-Blank" presentation:presentation-page-layout-name="Master1-PPL7" draw:id="Slide-263">
        <draw:frame draw:id="id91" presentation:style-name="a573" draw:name="Title 1" svg:x="0.55118in" svg:y="0.32953in" svg:width="9.92087in" svg:height="1.38031in" presentation:class="title" presentation:placeholder="false">
          <draw:text-box>
            <text:p text:style-name="a572" text:class-names="" text:cond-style-name=""><text:span text:style-name="a571" text:class-names="">At4G34440 (PERK5)</text:span></text:p>
          </draw:text-box>
          <svg:title/>
          <svg:desc/>
        </draw:frame>
        <draw:frame draw:id="id92" presentation:style-name="a574" svg:x="0.55079in" svg:y="3.82047in" svg:width="4.73346in" svg:height="1.0232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3" presentation:style-name="a575" svg:x="5.52126in" svg:y="2.49803in" svg:width="4.73346in" svg:height="3.6681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presentation:notes draw:style-name="a581">
          <draw:frame draw:id="id94" draw:style-name="a578" draw:name="Slide Number Placeholder 6" svg:x="4.81102in" svg:y="10.45in" svg:width="3.68858in" svg:height="0.54961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5" presentation:style-name="a579" draw:name="Slide Image Placeholder 1">
            <svg:title/>
            <svg:desc/>
          </draw:page-thumbnail>
          <draw:frame draw:id="id96" presentation:style-name="a5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582" draw:master-page-name="Master1-Layout7-blank-Blank" presentation:presentation-page-layout-name="Master1-PPL7" draw:id="Slide-264">
        <draw:frame draw:id="id97" presentation:style-name="a585" draw:name="Title 1" svg:x="0.55118in" svg:y="0.32953in" svg:width="9.92087in" svg:height="1.38031in" presentation:class="title" presentation:placeholder="false">
          <draw:text-box>
            <text:p text:style-name="a584" text:class-names="" text:cond-style-name=""><text:span text:style-name="a583" text:class-names="">At1G49270 (PERK7)</text:span></text:p>
          </draw:text-box>
          <svg:title/>
          <svg:desc/>
        </draw:frame>
        <draw:frame draw:id="id98" presentation:style-name="a586" svg:x="0.55079in" svg:y="3.82165in" svg:width="4.73346in" svg:height="1.0212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99" presentation:style-name="a587" svg:x="5.52126in" svg:y="2.49803in" svg:width="4.73346in" svg:height="3.6681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presentation:notes draw:style-name="a593">
          <draw:frame draw:id="id100" draw:style-name="a590" draw:name="Slide Number Placeholder 6" svg:x="4.81102in" svg:y="10.45in" svg:width="3.68858in" svg:height="0.54961in">
            <draw:text-box>
              <text:p text:style-name="a589" text:class-names="" text:cond-style-name=""><text:span text:style-name="a588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01" presentation:style-name="a591" draw:name="Slide Image Placeholder 1">
            <svg:title/>
            <svg:desc/>
          </draw:page-thumbnail>
          <draw:frame draw:id="id102" presentation:style-name="a59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594" draw:master-page-name="Master1-Layout7-blank-Blank" presentation:presentation-page-layout-name="Master1-PPL7" draw:id="Slide-268">
        <draw:frame draw:id="id103" presentation:style-name="a597" draw:name="Title 1" svg:x="0.55118in" svg:y="0.32953in" svg:width="9.92087in" svg:height="1.38031in" presentation:class="title" presentation:placeholder="false">
          <draw:text-box>
            <text:p text:style-name="a596" text:class-names="" text:cond-style-name=""><text:span text:style-name="a595" text:class-names="">AT3G57690 (AGP23)</text:span></text:p>
          </draw:text-box>
          <svg:title/>
          <svg:desc/>
        </draw:frame>
        <draw:frame draw:id="id104" presentation:style-name="a598" svg:x="0.55079in" svg:y="3.80669in" svg:width="4.73346in" svg:height="1.0511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05" presentation:style-name="a599" svg:x="5.52126in" svg:y="2.49803in" svg:width="4.73346in" svg:height="3.66811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presentation:notes draw:style-name="a605">
          <draw:frame draw:id="id106" draw:style-name="a602" draw:name="Slide Number Placeholder 6" svg:x="4.81102in" svg:y="10.45in" svg:width="3.68858in" svg:height="0.54961in">
            <draw:text-box>
              <text:p text:style-name="a601" text:class-names="" text:cond-style-name=""><text:span text:style-name="a600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07" presentation:style-name="a603" draw:name="Slide Image Placeholder 1">
            <svg:title/>
            <svg:desc/>
          </draw:page-thumbnail>
          <draw:frame draw:id="id108" presentation:style-name="a60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606" draw:master-page-name="Master1-Layout7-blank-Blank" presentation:presentation-page-layout-name="Master1-PPL7" draw:id="Slide-269">
        <draw:frame draw:id="id109" presentation:style-name="a609" draw:name="Title 1" svg:x="0.55118in" svg:y="0.32953in" svg:width="9.92087in" svg:height="1.38031in" presentation:class="title" presentation:placeholder="false">
          <draw:text-box>
            <text:p text:style-name="a608" text:class-names="" text:cond-style-name=""><text:span text:style-name="a607" text:class-names="">At1G23540 (PERK12)</text:span></text:p>
          </draw:text-box>
          <svg:title/>
          <svg:desc/>
        </draw:frame>
        <draw:frame draw:id="id110" presentation:style-name="a610" svg:x="0.55079in" svg:y="3.80866in" svg:width="4.73346in" svg:height="1.04685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11" presentation:style-name="a611" svg:x="5.52126in" svg:y="2.49803in" svg:width="4.73346in" svg:height="3.66811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presentation:notes draw:style-name="a617">
          <draw:frame draw:id="id112" draw:style-name="a614" draw:name="Slide Number Placeholder 6" svg:x="4.81102in" svg:y="10.45in" svg:width="3.68858in" svg:height="0.54961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113" presentation:style-name="a615" draw:name="Slide Image Placeholder 1">
            <svg:title/>
            <svg:desc/>
          </draw:page-thumbnail>
          <draw:frame draw:id="id114" presentation:style-name="a6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618" draw:master-page-name="Master1-Layout7-blank-Blank" presentation:presentation-page-layout-name="Master1-PPL7" draw:id="Slide-271">
        <draw:frame draw:id="id115" presentation:style-name="a621" draw:name="Title 1" svg:x="0.55118in" svg:y="0.32953in" svg:width="9.92087in" svg:height="1.38031in" presentation:class="title" presentation:placeholder="false">
          <draw:text-box>
            <text:p text:style-name="a620" text:class-names="" text:cond-style-name=""><text:span text:style-name="a619" text:class-names="">At3G18810 (PERK6)</text:span></text:p>
          </draw:text-box>
          <svg:title/>
          <svg:desc/>
        </draw:frame>
        <draw:frame draw:id="id116" presentation:style-name="a622" svg:x="0.55079in" svg:y="3.81772in" svg:width="4.73346in" svg:height="1.02874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17" presentation:style-name="a623" svg:x="5.52126in" svg:y="2.49803in" svg:width="4.73346in" svg:height="3.66811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presentation:notes draw:style-name="a629">
          <draw:frame draw:id="id118" draw:style-name="a626" draw:name="Slide Number Placeholder 6" svg:x="4.81102in" svg:y="10.45in" svg:width="3.68858in" svg:height="0.54961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19" presentation:style-name="a627" draw:name="Slide Image Placeholder 1">
            <svg:title/>
            <svg:desc/>
          </draw:page-thumbnail>
          <draw:frame draw:id="id120" presentation:style-name="a62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630" draw:master-page-name="Master1-Layout7-blank-Blank" presentation:presentation-page-layout-name="Master1-PPL7" draw:id="Slide-272">
        <draw:frame draw:id="id121" presentation:style-name="a633" draw:name="Title 1" svg:x="0.55118in" svg:y="0.32953in" svg:width="9.92087in" svg:height="1.38031in" presentation:class="title" presentation:placeholder="false">
          <draw:text-box>
            <text:p text:style-name="a632" text:class-names="" text:cond-style-name=""><text:span text:style-name="a631" text:class-names="">At1G10620 (PERK11)</text:span></text:p>
          </draw:text-box>
          <svg:title/>
          <svg:desc/>
        </draw:frame>
        <draw:frame draw:id="id122" presentation:style-name="a634" svg:x="0.55079in" svg:y="3.81772in" svg:width="4.73346in" svg:height="1.02874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23" presentation:style-name="a635" svg:x="5.52126in" svg:y="2.49803in" svg:width="4.73346in" svg:height="3.66811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presentation:notes draw:style-name="a641">
          <draw:frame draw:id="id124" draw:style-name="a638" draw:name="Slide Number Placeholder 6" svg:x="4.81102in" svg:y="10.45in" svg:width="3.68858in" svg:height="0.54961in">
            <draw:text-box>
              <text:p text:style-name="a637" text:class-names="" text:cond-style-name=""><text:span text:style-name="a636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25" presentation:style-name="a639" draw:name="Slide Image Placeholder 1">
            <svg:title/>
            <svg:desc/>
          </draw:page-thumbnail>
          <draw:frame draw:id="id126" presentation:style-name="a6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70039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93465in" svg:width="9.70039in" svg:height="4.79528in" presentation:class="object" presentation:placeholder="false">
        <draw:text-box>
          <text:p text:style-name="a84" text:class-names="" text:cond-style-name=""><text:span text:style-name="a83" text:class-names="">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5in" svg:y="0.83583in" svg:width="5.49921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5in" svg:y="0.83583in" svg:width="5.49921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93403in" svg:width="4.76736in" svg:height="4.79514in" presentation:class="object" presentation:placeholder="false">
        <draw:text-box>
          <text:p text:style-name="a163" text:class-names="" text:cond-style-name=""><text:span text:style-name="a162" text:class-names="">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48438in" svg:y="1.93403in" svg:width="4.76736in" svg:height="4.79514in" presentation:class="object" presentation:placeholder="false">
        <draw:text-box>
          <text:p text:style-name="a178" text:class-names="" text:cond-style-name=""><text:span text:style-name="a177" text:class-names="">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5in" svg:y="0.83583in" svg:width="5.49921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5in" svg:y="0.83583in" svg:width="5.49921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93465in" svg:width="9.70039in" svg:height="4.7952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5in" svg:y="0.83583in" svg:width="5.49921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5in" svg:y="0.83583in" svg:width="5.49921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68858in" svg:height="0.54961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81102in" svg:y="0in" svg:width="3.68858in" svg:height="0.54961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0.45in" svg:width="3.68858in" svg:height="0.5496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81102in" svg:y="10.45in" svg:width="3.68858in" svg:height="0.5496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T5G14380</dc:title>
    <meta:initial-creator>Owner</meta:initial-creator>
    <dc:creator>Li, Yichao</dc:creator>
    <meta:creation-date>2017-02-10T15:55:10Z</meta:creation-date>
    <dc:date>2017-03-20T01:58:48Z</dc:date>
    <meta:editing-cycles>7</meta:editing-cycles>
    <meta:editing-duration>PT12768S</meta:editing-duration>
    <meta:document-statistic meta:paragraph-count="18" meta:word-count="45"/>
  </office:meta>
</office:document-meta>
</file>